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</office:automatic-styles>
  <office:body>
    <office:text text:use-soft-page-breaks="true">
      <text:p text:style-name="P1">Parties prenantes :</text:p>
      <text:p text:style-name="Standard"><text:s text:c="4"/>Nom</text:p>
      <text:p text:style-name="Standard"><text:s text:c="8"/>Poste</text:p>
      <text:p text:style-name="Standard"><text:s text:c="8"/>Contact</text:p>
      <text:p text:style-name="Standard"><text:s text:c="8"/>Lien avec le projet</text:p>
      <text:p text:style-name="Standard"><text:s text:c="8"/>Lien avec les autres parties prenantes</text:p>
      <text:p text:style-name="Standard"><text:s text:c="8"/>Besoins</text:p>
      <text:p text:style-name="Standard"><text:s text:c="8"/>Souhaits</text:p>
      <text:p text:style-name="Standard"><text:s text:c="8"/>Contraintes</text:p>
      <text:p text:style-name="Standard"><text:s text:c="8"/>Documentation</text:p>
      <text:p text:style-name="Standard"><text:s text:c="8"/>Trace</text:p>
      <text:p text:style-name="Standard"><text:s text:c="8"/>Autres...</text:p>
      <text:p text:style-name="Standard"/>
      <text:p text:style-name="Standard"><text:s text:c="4"/>Jean Joly</text:p>
      <text:p text:style-name="Standard"><text:s text:c="8"/>Patron</text:p>
      <text:p text:style-name="Standard"><text:s text:c="8"/>Ne connaît pas ce type de systèmes</text:p>
      <text:p text:style-name="Standard"><text:s text:c="8"/>Utiliserait le système de temps en temps</text:p>
      <text:p text:style-name="Standard"/>
      <text:p text:style-name="Standard"><text:s text:c="4"/>Jannie Nadeau</text:p>
      <text:p text:style-name="Standard"><text:s text:c="8"/>ex-technicienne</text:p>
      <text:p text:style-name="Standard"><text:s text:c="8"/>a utilisé un système semblable <text:s text:c="2"/></text:p>
      <text:p text:style-name="Standard"/>
      <text:p text:style-name="Standard"><text:s text:c="4"/>Pierre-Luc Joly</text:p>
      <text:p text:style-name="Standard"><text:s text:c="8"/>Technicien et conseiller</text:p>
      <text:p text:style-name="Standard"><text:s text:c="8"/>Fait partie de ceux qui utiliseraient le plus le système</text:p>
      <text:p text:style-name="Standard"/>
      <text:p text:style-name="Standard"><text:s text:c="4"/>Pierre Gervais</text:p>
      <text:p text:style-name="Standard"><text:s text:c="8"/>Technicien</text:p>
      <text:p text:style-name="Standard"><text:s text:c="8"/>Utiliserait aussi le système</text:p>
      <text:p text:style-name="Standard"/>
      <text:p text:style-name="Standard"><text:s text:c="4"/>Jérémi Pedneault</text:p>
      <text:p text:style-name="Standard"><text:s text:c="8"/>Technicien et<text:s/>conseiller</text:p>
      <text:p text:style-name="Standard"><text:s text:c="8"/>Utiliserait aussi le système</text:p>
      <text:p text:style-name="Standard"><text:s text:c="8"/>Réalise le projet</text:p>
      <text:p text:style-name="Standard"/>
      <text:p text:style-name="Standard"><text:s text:c="4"/>Simon Truchon Brouillette</text:p>
      <text:p text:style-name="Standard"><text:s text:c="8"/>Membre de l'équipe de développement</text:p>
      <text:p text:style-name="Standard"/>
      <text:p text:style-name="Standard"><text:s text:c="4"/>Alexandre Girardin</text:p>
      <text:p text:style-name="Standard"><text:s text:c="8"/>Membre de l'équipe de développement</text:p>
      <text:p text:style-name="Standard"/>
      <text:p text:style-name="Standard"><text:s text:c="4"/>Cégep de Drummondville</text:p>
      <text:p text:style-name="Standard"><text:s text:c="8"/>Institut d'éducation</text:p>
      <text:p text:style-name="Standard"/>
      <text:p text:style-name="Standard"/>
      <text:p text:style-name="Standard">Système existant :</text:p>
      <text:p text:style-name="Standard"><text:tab/>Papier</text:p>
      <text:p text:style-name="Standard"><text:tab/>Suivi directement sur la facture</text:p>
      <text:p text:style-name="Standard"><text:tab/>Notes sur feuilles à part</text:p>
      <text:p text:style-name="Standard"/>
      <text:p text:style-name="Standard">Liste de questions :</text:p>
      <text:p text:style-name="Standard"><text:tab/>1- Est-ce que vous trouvez le système actuel efficace?</text:p>
      <text:p text:style-name="Standard"/>
      <text:p text:style-name="Standard"><text:tab/>2- Pourquoi est-ce que vous voudriez changer le système actuel?</text:p>
      <text:p text:style-name="Standard"/>
      <text:p text:style-name="Standard"><text:tab/>2-<text:s/>Quels sont les problèmes qui sont survenus lors de l'utilisation de ce système?</text:p>
      <text:p text:style-name="Standard"/>
      <text:p text:style-name="Standard"><text:tab/>3- Quels sont les objectifs principaux du nouveau système? (archive, rapidité, convivialité, …)</text:p>
      <text:p text:style-name="Standard"/>
      <text:p text:style-name="Standard"><text:tab/>5- Quelle est l'importance du système actuel dans les tâches de l'employé?</text:p>
      <text:p text:style-name="Standard"/>
      <text:p text:style-name="Standard"><text:tab/>6- Qui utiliserait le nouveau système?</text:p>
      <text:p text:style-name="Standard"/>
      <text:p text:style-name="Standard"><text:tab/>7- Quelles sont vos exigences concernant le nouveau système?</text:p>
      <text:p text:style-name="Standard"/>
      <text:p text:style-name="Standard"><text:tab/>8- De quelle fonctionnalité auriez-vous absolument besoin?</text:p>
      <text:p text:style-name="Standard"/>
      <text:p text:style-name="Standard"><text:tab/>9- Est-ce que vous pensez avoir besoin de modifier le système plus tard?</text:p>
      <text:p text:style-name="Standard"/>
      <text:p text:style-name="Standard"><text:tab/>10- Quelles<text:s/>sont les informations utilisées par le système?</text:p>
      <text:p text:style-name="Standard"/>
      <text:p text:style-name="Standard"><text:tab/>11- Est-ce que ces informations sont sensibles?</text:p>
      <text:p text:style-name="Standard"/>
      <text:p text:style-name="Standard"><text:tab/>12- Est-ce que vous seriez prêt à allouer une somme d'argent pour avoir accès au code source du système?</text:p>
      <text:p text:style-name="Standard"/>
      <text:p text:style-name="Standard">Rencontre avec Jean :</text:p>
      <text:p text:style-name="Standard">Imprimante Epson tm88</text:p>
      <text:p text:style-name="Standard">1 – Non (rire).</text:p>
      <text:p text:style-name="Standard">2 – Pour offrir un meilleur suivi des clients et des tâches effectuées (plus de détails)</text:p>
      <text:p text:style-name="Standard">2 II la revanche – Suivi de sécurité pour inventaire des ordinateurs actuellement laissés pour réparation (décrire les ordinateurs, le matériel inclus, la<text:s/>condition [pour éviter plaintes])</text:p>
      <text:p text:style-name="Standard">3 – Archives, rapidité, convivialité (souhait pê : accès depuis l’extérieur)</text:p>
      <text:p text:style-name="Standard">5-<text:s/></text:p>
      <text:p text:style-name="Standard">6-<text:s/></text:p>
      <text:p text:style-name="Standard">7- simplicité d’utilisation, ne pas rallonger le temps passer avec le client pour ouvrir le dossier,</text:p>
      <text:p text:style-name="Standard">8- <text:s/>pas de réponse, juste être mieux<text:s/>que le système actuel</text:p>
      <text:p text:style-name="Standard">9- pas nécessaire mais pê un jour</text:p>
      <text:p text:style-name="Standard">10 –<text:s/></text:p>
      <text:p text:style-name="Standard">11 – oui</text:p>
      <text:p text:style-name="Standard">12 – à voir selon la qualité du produit final</text:p>
      <text:p text:style-name="Standard"/>
      <text:p text:style-name="Standard"/>
      <text:p text:style-name="Standard">Rencontre avec Jannie</text:p>
      <text:list text:style-name="LFO1" text:continue-numbering="true">
        <text:list-item>
          <text:p text:style-name="P2">Lent pas pratique, mal organisé, on voit mal le suivi, manque d’information. Illisible.</text:p>
        </text:list-item>
        <text:list-item>
          <text:p text:style-name="P3">Voir 1, pas de gestion de<text:s/>la priorité</text:p>
        </text:list-item>
        <text:list-item>
          <text:p text:style-name="P4">Rapidité et archives (garder traces des travaux effectués et historique de l’ordinateur, accountability, partage d’informations entre employés), identification visuelle des appareils</text:p>
        </text:list-item>
        <text:list-item>
          <text:p text:style-name="P5">FFF</text:p>
        </text:list-item>
        <text:list-item>
          <text:p text:style-name="P6">Assez important, décrit la tâche ¸¸aââ&lt;&lt;aà effectuer sur<text:s/>l’ordinateur</text:p>
        </text:list-item>
        <text:list-item>
          <text:p text:style-name="P7">Gggg</text:p>
        </text:list-item>
        <text:list-item>
          <text:p text:style-name="P8">Rapidité &gt;&gt; contourner Acomba pour rapidité jusqu’à la facturation, dossiers de clients pour retrouver informations sans redemander (rechercher client par no tél, si rien trouvé créer)</text:p>
        </text:list-item>
        <text:list-item>
          <text:p text:style-name="P9">(rien mais ajouter à souhaits : statut de ticket</text:p>
        </text:list-item>
        <text:list-item>
          <text:p text:style-name="P10">Gggh</text:p>
        </text:list-item>
        <text:list-item>
          <text:p text:style-name="P11">Nom, tel, tour ou portable, marque+modèle, [identification visuelle], accessoires,</text:p>
        </text:list-item>
        <text:list-item>
          <text:p text:style-name="P12">Oui<text:tab/></text:p>
        </text:list-item>
      </text:list>
      <text:p text:style-name="Standard"/>
      <text:p text:style-name="Standard">Rencontre avec Pierre-Luc</text:p>
      <text:p text:style-name="Standard"/>
      <text:p text:style-name="Standard"><text:tab/>1- Correct.</text:p>
      <text:p text:style-name="Standard"/>
      <text:p text:style-name="Standard"><text:tab/>2- Conflits rencontrés (papiers emmelés, perte, dédoublement de l'information, …)</text:p>
      <text:p text:style-name="Standard"/>
      <text:p text:style-name="Standard"><text:tab/>3- archive des<text:s/>résultats des scans (quantité de problemes rencontrés en fonction du logiciel)</text:p>
      <text:p text:style-name="Standard"><text:tab/><text:tab/>rapidité (ne pas ralentir le service à la clientèle)</text:p>
      <text:p text:style-name="Standard"/>
      <text:p text:style-name="Standard"><text:tab/>7- Éliminer le papier, ne pas avoir à taper du texte au long (utiliser des combobox, listes, cases à cocher), pouvoir prendre en note les périphériques laissés par les clients pour en garder la trace</text:p>
      <text:p text:style-name="Standard"/>
      <text:p text:style-name="Standard"><text:tab/>9- Pouvoir ajouter des nouvelles tâches à celles qui existent &gt; fichiers textes de définition</text:p>
      <text:p text:style-name="Standard"/>
      <text:p text:style-name="Standard"><text:tab/>10- client générique, nom, numéro téléphone, mot de passe du pc</text:p>
      <text:p text:style-name="Standard"/>
      <text:p text:style-name="Standard"><text:tab/>11- Plus ou<text:s/>moins sauf mot de passe, mais respect de la vie privée importan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i pedneault</dc:creator>
    <meta:creation-date>2015-08-20T13:44:00Z</meta:creation-date>
    <dc:date>2015-09-10T13:50:00Z</dc:date>
    <meta:template xlink:href="Normal.dotm" xlink:type="simple"/>
    <meta:editing-cycles>21</meta:editing-cycles>
    <meta:editing-duration>PT16320S</meta:editing-duration>
    <meta:document-statistic meta:page-count="3" meta:paragraph-count="8" meta:word-count="623" meta:character-count="4043" meta:row-count="28" meta:non-whitespace-character-count="3428"/>
  </office:meta>
</office:document-meta>
</file>